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EC000002680CA86BA8907D4F5C.png" manifest:media-type="image/png"/>
  <manifest:file-entry manifest:full-path="Pictures/100000000000007B0000007B88D326B9445F59C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automatic-styles>
    <style:style style:name="dp1" style:family="drawing-page"/>
    <style:style style:name="gr1" style:family="graphic" style:parent-style-name="standard">
      <style:graphic-properties draw:fill-color="#666666" draw:textarea-horizontal-align="justify" draw:textarea-vertical-align="middle" draw:auto-grow-height="false" fo:min-height="2.22cm" fo:min-width="3.101cm"/>
    </style:style>
    <style:style style:name="gr2" style:family="graphic" style:parent-style-name="standard">
      <style:graphic-properties draw:fill-color="#666666" draw:textarea-horizontal-align="justify" draw:textarea-vertical-align="middle" draw:auto-grow-height="false" fo:min-height="3.327cm" fo:min-width="0.927cm"/>
    </style:style>
    <style:style style:name="gr3" style:family="graphic" style:parent-style-name="standard">
      <style:graphic-properties draw:fill-color="#ffe5ca" draw:textarea-horizontal-align="justify" draw:textarea-vertical-align="middle" draw:auto-grow-height="false" fo:min-height="0.464cm" fo:min-width="1.663cm"/>
    </style:style>
    <style:style style:name="gr4" style:family="graphic" style:parent-style-name="standard">
      <style:graphic-properties draw:fill-color="#666666" draw:textarea-horizontal-align="justify" draw:textarea-vertical-align="middle" draw:auto-grow-height="false" fo:min-height="0.738cm" fo:min-width="3.101cm"/>
    </style:style>
    <style:style style:name="gr5" style:family="graphic" style:parent-style-name="standard">
      <style:graphic-properties draw:fill-color="#111111" draw:textarea-horizontal-align="justify" draw:textarea-vertical-align="middle" draw:auto-grow-height="false" fo:min-height="7.776cm" fo:min-width="3.426cm"/>
    </style:style>
    <style:style style:name="gr6" style:family="graphic" style:parent-style-name="standard">
      <style:graphic-properties draw:fill-color="#eeeeee" draw:textarea-horizontal-align="justify" draw:textarea-vertical-align="middle" draw:auto-grow-height="false" fo:min-height="7.616cm" fo:min-width="3.316cm"/>
    </style:style>
    <style:style style:name="gr7" style:family="graphic" style:parent-style-name="standard">
      <style:graphic-properties draw:stroke="none" draw:fill-color="#111111" draw:textarea-horizontal-align="justify" draw:textarea-vertical-align="middle" draw:auto-grow-height="false" fo:min-height="0.002cm" fo:min-width="0.48cm"/>
    </style:style>
    <style:style style:name="gr8" style:family="graphic" style:parent-style-name="standard">
      <style:graphic-properties draw:fill-color="#21409a" draw:textarea-horizontal-align="justify" draw:textarea-vertical-align="middle" draw:auto-grow-height="false" fo:min-height="0cm" fo:min-width="0cm"/>
    </style:style>
    <style:style style:name="gr9" style:family="graphic" style:parent-style-name="standard">
      <style:graphic-properties draw:fill-color="#eeeeee" draw:textarea-horizontal-align="justify" draw:textarea-vertical-align="middle" draw:auto-grow-height="false" fo:min-height="0.55cm" fo:min-width="2.45cm"/>
    </style:style>
    <style:style style:name="gr10"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fill-color="#666666" draw:textarea-horizontal-align="justify" draw:textarea-vertical-align="middle" draw:auto-grow-height="false" fo:min-height="0.222cm" fo:min-width="1.22cm"/>
    </style:style>
    <style:style style:name="gr12" style:family="graphic" style:parent-style-name="standard">
      <style:graphic-properties draw:fill-color="#666666" draw:textarea-horizontal-align="justify" draw:textarea-vertical-align="middle" draw:auto-grow-height="false" fo:min-height="1.054cm" fo:min-width="0.181cm"/>
    </style:style>
    <style:style style:name="gr13" style:family="graphic" style:parent-style-name="standard">
      <style:graphic-properties draw:fill-color="#ffe5ca" draw:textarea-horizontal-align="justify" draw:textarea-vertical-align="middle" draw:auto-grow-height="false" fo:min-height="0cm" fo:min-width="0.345cm"/>
    </style:style>
    <style:style style:name="gr14" style:family="graphic" style:parent-style-name="standard">
      <style:graphic-properties draw:fill-color="#666666" draw:textarea-horizontal-align="justify" draw:textarea-vertical-align="middle" draw:auto-grow-height="false" fo:min-height="0.221cm" fo:min-width="1.22cm"/>
    </style:style>
    <style:style style:name="gr15" style:family="graphic" style:parent-style-name="standard">
      <style:graphic-properties draw:fill-color="#666666" draw:textarea-horizontal-align="justify" draw:textarea-vertical-align="middle" draw:auto-grow-height="false" fo:min-height="0.222cm" fo:min-width="1.219cm"/>
    </style:style>
    <style:style style:name="gr16" style:family="graphic" style:parent-style-name="standard">
      <style:graphic-properties draw:fill-color="#666666" draw:textarea-horizontal-align="justify" draw:textarea-vertical-align="middle" draw:auto-grow-height="false" fo:min-height="1.054cm" fo:min-width="0.182cm"/>
    </style:style>
    <style:style style:name="gr17" style:family="graphic" style:parent-style-name="objectwithoutfill">
      <style:graphic-properties svg:stroke-width="0.2cm" svg:stroke-color="#ef413d" draw:marker-start="Arrow" draw:marker-start-width="0.5cm" draw:marker-end="Arrow" draw:marker-end-width="0.6cm" draw:fill="none" draw:fill-color="#eeeeee" draw:textarea-vertical-align="middle" fo:padding-top="0.225cm" fo:padding-bottom="0.225cm" fo:padding-left="0.35cm" fo:padding-right="0.35cm"/>
    </style:style>
    <style:style style:name="gr18" style:family="graphic" style:parent-style-name="objectwithoutfill">
      <style:graphic-properties svg:stroke-width="0.2cm" svg:stroke-color="#ef413d" draw:marker-start-width="0.5cm" draw:marker-end="Arrow" draw:marker-end-width="0.6cm" draw:fill="none" draw:fill-color="#eeeeee" draw:textarea-vertical-align="middle" fo:padding-top="0.225cm" fo:padding-bottom="0.225cm" fo:padding-left="0.35cm" fo:padding-right="0.35cm"/>
    </style:style>
    <style:style style:name="gr19" style:family="graphic" style:parent-style-name="standard">
      <style:graphic-properties draw:fill-color="#111111" draw:textarea-horizontal-align="justify" draw:textarea-vertical-align="middle" draw:auto-grow-height="false" fo:min-height="7.998cm" fo:min-width="3.648cm"/>
    </style:style>
    <style:style style:name="gr20" style:family="graphic" style:parent-style-name="塗りつぶしなし線なしオブジェクト">
      <style:graphic-properties draw:textarea-vertical-align="middle" draw:color-mode="standard" draw:luminance="0%" draw:contrast="0%" draw:gamma="100%" draw:red="0%" draw:green="0%" draw:blue="0%" fo:clip="rect(2.38cm, 4.001cm, 0.817cm, 0cm)" draw:image-opacity="100%" style:mirror="none"/>
    </style:style>
    <style:style style:name="gr21" style:family="graphic" style:parent-style-name="standard">
      <style:graphic-properties draw:fill-color="#eeeeee" draw:textarea-horizontal-align="justify" draw:textarea-vertical-align="middle" draw:auto-grow-height="false" fo:min-height="1.243cm" fo:min-width="2.669cm" fo:wrap-option="no-wrap"/>
    </style:style>
    <style:style style:name="gr22" style:family="graphic" style:parent-style-name="standard">
      <style:graphic-properties draw:fill-color="#eeeeee" draw:textarea-horizontal-align="justify" draw:textarea-vertical-align="middle" draw:auto-grow-height="false" fo:min-height="0.816cm" fo:min-width="3.112cm" fo:wrap-option="no-wrap"/>
    </style:style>
    <style:style style:name="gr23" style:family="graphic" style:parent-style-name="standard">
      <style:graphic-properties draw:fill-color="#eeeeee" draw:textarea-horizontal-align="justify" draw:textarea-vertical-align="middle" draw:auto-grow-height="false" fo:min-height="1.13cm" fo:min-width="0.88cm"/>
    </style:style>
    <style:style style:name="gr24" style:family="graphic" style:parent-style-name="objectwithoutfill">
      <style:graphic-properties draw:fill="solid" draw:fill-color="#87d1d1"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2.031cm" fo:min-width="0cm"/>
    </style:style>
    <style:style style:name="P1" style:family="paragraph">
      <loext:graphic-properties draw:fill-color="#666666"/>
      <style:paragraph-properties fo:text-align="center"/>
    </style:style>
    <style:style style:name="P2" style:family="paragraph">
      <loext:graphic-properties draw:fill-color="#ffe5ca"/>
      <style:paragraph-properties fo:text-align="center"/>
    </style:style>
    <style:style style:name="P3" style:family="paragraph">
      <loext:graphic-properties draw:fill-color="#111111"/>
      <style:paragraph-properties fo:text-align="center"/>
    </style:style>
    <style:style style:name="P4" style:family="paragraph">
      <loext:graphic-properties draw:fill-color="#eeeeee"/>
      <style:paragraph-properties fo:text-align="center"/>
    </style:style>
    <style:style style:name="P5" style:family="paragraph">
      <loext:graphic-properties draw:fill-color="#21409a"/>
      <style:paragraph-properties fo:text-align="center"/>
    </style:style>
    <style:style style:name="P6" style:family="paragraph">
      <style:paragraph-properties fo:text-align="center"/>
    </style:style>
    <style:style style:name="P7" style:family="paragraph">
      <loext:graphic-properties draw:fill="none" draw:fill-color="#eeeeee"/>
      <style:paragraph-properties fo:text-align="center"/>
    </style:style>
    <style:style style:name="P8" style:family="paragraph">
      <loext:graphic-properties draw:fill="solid" draw:fill-color="#87d1d1"/>
      <style:paragraph-properties fo:text-align="center"/>
    </style:style>
    <style:style style:name="P9" style:family="paragraph">
      <loext:graphic-properties draw:fill="none" draw:fill-color="#ffffff"/>
      <style:text-properties fo:font-size="36pt" style:font-size-asian="36pt" style:font-size-complex="36pt"/>
    </style:style>
    <style:style style:name="T1"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1" draw:layer="layout" svg:width="3.6cm" svg:height="3.95cm" draw:transform="rotate (-1.5707963267949) translate (5.7cm 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1" draw:layer="layout" svg:width="1.426cm" svg:height="3.95cm" draw:transform="rotate (-1.5707963267949) translate (8.575cm 10.125cm)">
          <text:p/>
          <draw:enhanced-geometry svg:viewBox="0 0 88 21600" draw:glue-points="44 ?f6 44 0 0 10800 44 21600 88 10800" draw:text-areas="0 ?f6 88 ?f3" draw:type="can" draw:modifiers="4444.646924829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2" draw:layer="layout" svg:width="2.4cm" svg:height="0.95cm" svg:x="4.975cm" svg:y="9.525cm">
          <text:p/>
          <draw:enhanced-geometry svg:viewBox="0 0 21600 21600" draw:glue-points="?f7 0 ?f6 ?f1 0 ?f10 ?f6 21600 ?f4 ?f10 21600 ?f9" draw:path-stretchpoint-x="10800" draw:path-stretchpoint-y="10800" draw:text-areas="0 ?f1 ?f4 ?f12" draw:type="cube" draw:modifiers="14309.148264984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 draw:text-style-name="P1" draw:layer="layout" svg:width="3.6cm" svg:height="3.95cm" draw:transform="rotate (-1.5707963267949) translate (10.975cm 9.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3" draw:layer="layout" svg:width="4.35cm" svg:height="8.45cm" svg:x="14.4cm" svg:y="6.05cm">
          <text:p/>
          <draw:enhanced-geometry svg:viewBox="0 0 21600 21600" draw:path-stretchpoint-x="10800" draw:path-stretchpoint-y="10800" draw:text-areas="?f3 ?f4 ?f5 ?f6" draw:type="round-rectangle" draw:modifiers="1712.709721903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4cm" svg:height="8.05cm" svg:x="14.55cm" svg:y="6.25cm">
          <text:p/>
          <draw:enhanced-geometry svg:viewBox="0 0 21600 21600" draw:path-stretchpoint-x="10800" draw:path-stretchpoint-y="10800" draw:text-areas="?f3 ?f4 ?f5 ?f6" draw:type="round-rectangle" draw:modifiers="1712.709721903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75cm" svg:height="0.45cm" svg:x="15.7cm" svg:y="6.15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5" draw:layer="layout" svg:width="0.2cm" svg:height="0.2cm" svg:x="16.0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0.25cm" svg:height="0.25cm" svg:x="16.401cm" svg:y="6.2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0.25cm" svg:height="0.25cm" svg:x="16.802cm" svg:y="6.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2.95cm" svg:height="0.8cm" svg:x="15.1cm" svg:y="9.15cm">
          <text:p text:style-name="P6">START</text:p>
          <draw:enhanced-geometry svg:viewBox="0 0 21600 21600" draw:type="rectangle" draw:enhanced-path="M 0 0 L 21600 0 21600 21600 0 21600 0 0 Z N"/>
        </draw:custom-shape>
        <draw:frame draw:style-name="gr10" draw:text-style-name="P6" draw:layer="layout" svg:width="1.845cm" svg:height="1.845cm" svg:x="11.1cm" svg:y="10.055cm">
          <draw:image xlink:href="Pictures/100000000000007B0000007B88D326B9445F59C4.png" xlink:type="simple" xlink:show="embed" xlink:actuate="onLoad">
            <text:p/>
          </draw:image>
        </draw:frame>
        <draw:custom-shape draw:style-name="gr11" draw:text-style-name="P1" draw:layer="layout" svg:width="1.719cm" svg:height="1.886cm" draw:transform="rotate (-1.5707963267949) translate (3.586cm 4.7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 draw:layer="layout" svg:width="0.68cm" svg:height="1.886cm" draw:transform="rotate (-1.5707963267949) translate (4.959cm 5.274cm)">
          <text:p/>
          <draw:enhanced-geometry svg:viewBox="0 0 88 21600" draw:glue-points="44 ?f6 44 0 0 10800 44 21600 88 10800" draw:text-areas="0 ?f6 88 ?f3" draw:type="can" draw:modifiers="4444.646924829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2" draw:layer="layout" svg:width="1.146cm" svg:height="0.454cm" svg:x="3.24cm" svg:y="4.987cm">
          <text:p/>
          <draw:enhanced-geometry svg:viewBox="0 0 21600 21600" draw:glue-points="?f7 0 ?f6 ?f1 0 ?f10 ?f6 21600 ?f4 ?f10 21600 ?f9" draw:path-stretchpoint-x="10800" draw:path-stretchpoint-y="10800" draw:text-areas="0 ?f1 ?f4 ?f12" draw:type="cube" draw:modifiers="14309.148264984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1" draw:layer="layout" svg:width="1.719cm" svg:height="1.885cm" draw:transform="rotate (-1.5707963267949) translate (6.104cm 4.7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6" draw:layer="layout" svg:width="0.881cm" svg:height="0.881cm" svg:x="6.164cm" svg:y="5.24cm">
          <draw:image xlink:href="Pictures/100000000000007B0000007B88D326B9445F59C4.png" xlink:type="simple" xlink:show="embed" xlink:actuate="onLoad">
            <text:p/>
          </draw:image>
        </draw:frame>
        <draw:custom-shape draw:style-name="gr15" draw:text-style-name="P1" draw:layer="layout" svg:width="1.718cm" svg:height="1.886cm" draw:transform="rotate (-1.5707963267949) translate (3.586cm 2.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 draw:layer="layout" svg:width="0.681cm" svg:height="1.886cm" draw:transform="rotate (-1.5707963267949) translate (4.959cm 2.887cm)">
          <text:p/>
          <draw:enhanced-geometry svg:viewBox="0 0 88 21600" draw:glue-points="44 ?f6 44 0 0 10800 44 21600 88 10800" draw:text-areas="0 ?f6 88 ?f3" draw:type="can" draw:modifiers="4444.646924829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2" draw:layer="layout" svg:width="1.146cm" svg:height="0.454cm" svg:x="3.24cm" svg:y="2.6cm">
          <text:p/>
          <draw:enhanced-geometry svg:viewBox="0 0 21600 21600" draw:glue-points="?f7 0 ?f6 ?f1 0 ?f10 ?f6 21600 ?f4 ?f10 21600 ?f9" draw:path-stretchpoint-x="10800" draw:path-stretchpoint-y="10800" draw:text-areas="0 ?f1 ?f4 ?f12" draw:type="cube" draw:modifiers="14309.148264984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1" draw:layer="layout" svg:width="1.719cm" svg:height="1.885cm" draw:transform="rotate (-1.5707963267949) translate (6.104cm 2.3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6" draw:layer="layout" svg:width="0.881cm" svg:height="0.881cm" svg:x="6.164cm" svg:y="2.853cm">
          <draw:image xlink:href="Pictures/100000000000007B0000007B88D326B9445F59C4.png" xlink:type="simple" xlink:show="embed" xlink:actuate="onLoad">
            <text:p/>
          </draw:image>
        </draw:frame>
        <draw:custom-shape draw:style-name="gr11" draw:text-style-name="P1" draw:layer="layout" svg:width="1.719cm" svg:height="1.886cm" draw:transform="rotate (-1.5707963267949) translate (9.741cm 4.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 draw:layer="layout" svg:width="0.68cm" svg:height="1.886cm" draw:transform="rotate (-1.5707963267949) translate (11.114cm 5.433cm)">
          <text:p/>
          <draw:enhanced-geometry svg:viewBox="0 0 88 21600" draw:glue-points="44 ?f6 44 0 0 10800 44 21600 88 10800" draw:text-areas="0 ?f6 88 ?f3" draw:type="can" draw:modifiers="4444.646924829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2" draw:layer="layout" svg:width="1.146cm" svg:height="0.454cm" svg:x="9.395cm" svg:y="5.146cm">
          <text:p/>
          <draw:enhanced-geometry svg:viewBox="0 0 21600 21600" draw:glue-points="?f7 0 ?f6 ?f1 0 ?f10 ?f6 21600 ?f4 ?f10 21600 ?f9" draw:path-stretchpoint-x="10800" draw:path-stretchpoint-y="10800" draw:text-areas="0 ?f1 ?f4 ?f12" draw:type="cube" draw:modifiers="14309.148264984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1" draw:layer="layout" svg:width="1.719cm" svg:height="1.885cm" draw:transform="rotate (-1.5707963267949) translate (12.259cm 4.9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6" draw:layer="layout" svg:width="0.881cm" svg:height="0.881cm" svg:x="12.319cm" svg:y="5.399cm">
          <draw:image xlink:href="Pictures/100000000000007B0000007B88D326B9445F59C4.png" xlink:type="simple" xlink:show="embed" xlink:actuate="onLoad">
            <text:p/>
          </draw:image>
        </draw:frame>
        <draw:custom-shape draw:style-name="gr15" draw:text-style-name="P1" draw:layer="layout" svg:width="1.718cm" svg:height="1.886cm" draw:transform="rotate (-1.5707963267949) translate (9.741cm 2.5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6" draw:text-style-name="P1" draw:layer="layout" svg:width="0.681cm" svg:height="1.886cm" draw:transform="rotate (-1.5707963267949) translate (11.114cm 3.046cm)">
          <text:p/>
          <draw:enhanced-geometry svg:viewBox="0 0 88 21600" draw:glue-points="44 ?f6 44 0 0 10800 44 21600 88 10800" draw:text-areas="0 ?f6 88 ?f3" draw:type="can" draw:modifiers="4444.64692482916"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 draw:text-style-name="P2" draw:layer="layout" svg:width="1.146cm" svg:height="0.454cm" svg:x="9.395cm" svg:y="2.759cm">
          <text:p/>
          <draw:enhanced-geometry svg:viewBox="0 0 21600 21600" draw:glue-points="?f7 0 ?f6 ?f1 0 ?f10 ?f6 21600 ?f4 ?f10 21600 ?f9" draw:path-stretchpoint-x="10800" draw:path-stretchpoint-y="10800" draw:text-areas="0 ?f1 ?f4 ?f12" draw:type="cube" draw:modifiers="14309.1482649842"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1" draw:layer="layout" svg:width="1.719cm" svg:height="1.885cm" draw:transform="rotate (-1.5707963267949) translate (12.259cm 2.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0" draw:text-style-name="P6" draw:layer="layout" svg:width="0.881cm" svg:height="0.881cm" svg:x="12.319cm" svg:y="3.012cm">
          <draw:image xlink:href="Pictures/100000000000007B0000007B88D326B9445F59C4.png" xlink:type="simple" xlink:show="embed" xlink:actuate="onLoad">
            <text:p/>
          </draw:image>
        </draw:frame>
        <draw:polyline draw:style-name="gr17" draw:text-style-name="P7" draw:layer="layout" svg:width="7.793cm" svg:height="1.827cm" draw:transform="rotate (-2.98748008063869) translate (14.1515346268767cm 8.00360995729012cm)" svg:viewBox="0 0 7794 1828" draw:points="0,661 7510,1828 7794,0">
          <text:p/>
        </draw:polyline>
        <draw:line draw:style-name="gr18" draw:text-style-name="P7" draw:layer="layout" svg:x1="6.25cm" svg:y1="12.35cm" svg:x2="6.1cm" svg:y2="20.45cm">
          <text:p/>
        </draw:line>
        <draw:custom-shape draw:style-name="gr19" draw:text-style-name="P3" draw:layer="layout" svg:width="4.35cm" svg:height="8.45cm" svg:x="14.401cm" svg:y="15.251cm">
          <text:p/>
          <draw:enhanced-geometry svg:viewBox="0 0 21600 21600" draw:path-stretchpoint-x="10800" draw:path-stretchpoint-y="10800" draw:text-areas="?f3 ?f4 ?f5 ?f6" draw:type="round-rectangle" draw:modifiers="1712.709721903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draw:layer="layout" svg:width="4cm" svg:height="8.05cm" svg:x="14.551cm" svg:y="15.451cm">
          <text:p/>
          <draw:enhanced-geometry svg:viewBox="0 0 21600 21600" draw:path-stretchpoint-x="10800" draw:path-stretchpoint-y="10800" draw:text-areas="?f3 ?f4 ?f5 ?f6" draw:type="round-rectangle" draw:modifiers="1712.7097219030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1.75cm" svg:height="0.45cm" svg:x="15.701cm" svg:y="15.35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 draw:text-style-name="P5" draw:layer="layout" svg:width="0.2cm" svg:height="0.2cm" svg:x="16.051cm" svg:y="15.4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0.25cm" svg:height="0.25cm" svg:x="16.402cm" svg:y="15.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0.25cm" svg:height="0.25cm" svg:x="16.803cm" svg:y="15.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2.95cm" svg:height="0.8cm" svg:x="15.101cm" svg:y="18.351cm">
          <text:p text:style-name="P6">START</text:p>
          <draw:enhanced-geometry svg:viewBox="0 0 21600 21600" draw:type="rectangle" draw:enhanced-path="M 0 0 L 21600 0 21600 21600 0 21600 0 0 Z N"/>
        </draw:custom-shape>
        <draw:frame draw:style-name="gr20" draw:text-style-name="P6" draw:layer="layout" svg:width="3.44cm" svg:height="4.999cm" svg:x="14.8cm" svg:y="17.551cm">
          <draw:image xlink:href="Pictures/10000201000001EC000002680CA86BA8907D4F5C.png" xlink:type="simple" xlink:show="embed" xlink:actuate="onLoad">
            <text:p/>
          </draw:image>
        </draw:frame>
        <draw:custom-shape draw:style-name="gr21" draw:text-style-name="P4" draw:layer="layout" svg:width="4.85cm" svg:height="2.3cm" svg:x="4.4cm" svg:y="20.6cm">
          <text:p text:style-name="P6">Web serv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7" draw:text-style-name="P7" draw:layer="layout" svg:x1="7.35cm" svg:y1="13.4cm" svg:x2="7.2cm" svg:y2="20.5cm">
          <text:p/>
        </draw:line>
        <draw:custom-shape draw:style-name="gr22" draw:text-style-name="P4" draw:layer="layout" svg:width="3.9cm" svg:height="1.15cm" svg:x="7.1cm" svg:y="7.6cm">
          <text:p text:style-name="P6">ESP32</text:p>
          <draw:enhanced-geometry svg:viewBox="0 0 21600 21600" draw:text-areas="800 800 20800 20800" draw:type="round-rectangular-callout" draw:modifiers="-692.130223019739 34924.06602953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4" draw:layer="layout" svg:width="1.95cm" svg:height="1.95cm" svg:x="1.2cm" svg:y="15.5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path draw:style-name="gr24" draw:text-style-name="P8" draw:layer="layout" svg:width="0.759cm" svg:height="0.861cm" draw:transform="skewX (-0.00122173047639603) rotate (0.14172073526194) translate (3.5337951411537cm 16.3680656051586cm)" svg:viewBox="0 0 760 862" svg:d="M614 846c-462 144-190-721-614-845 321-38 1076 700 614 845z">
          <text:p/>
        </draw:path>
        <draw:path draw:style-name="gr24" draw:text-style-name="P8" draw:layer="layout" svg:width="0.759cm" svg:height="0.861cm" draw:transform="skewX (-0.00122173047639598) rotate (0.722042711550054) translate (3.7907052609582cm 16.1647127814814cm)" svg:viewBox="0 0 760 862" svg:d="M614 846c-462 144-190-721-614-845 321-38 1076 700 614 845z">
          <text:p/>
        </draw:path>
        <draw:line draw:style-name="gr17" draw:text-style-name="P7" draw:layer="layout" svg:x1="2.7cm" svg:y1="15.15cm" svg:x2="5.3cm" svg:y2="10.8cm">
          <text:p/>
        </draw:line>
        <draw:line draw:style-name="gr18" draw:text-style-name="P7" draw:layer="layout" svg:x1="12.55cm" svg:y1="10.95cm" svg:x2="14.35cm" svg:y2="10.95cm">
          <text:p/>
        </draw:line>
        <draw:frame draw:style-name="gr25" draw:text-style-name="P9" draw:layer="layout" svg:width="1.572cm" svg:height="2.281cm" svg:x="12.278cm" svg:y="10.75cm">
          <draw:text-box>
            <text:p><text:span text:style-name="T1">①</text:span></text:p>
          </draw:text-box>
        </draw:frame>
        <draw:frame draw:style-name="gr25" draw:text-style-name="P9" draw:layer="layout" svg:width="1.572cm" svg:height="2.281cm" svg:x="11.128cm" svg:y="7.269cm">
          <draw:text-box>
            <text:p><text:span text:style-name="T1">②</text:span></text:p>
          </draw:text-box>
        </draw:frame>
        <draw:frame draw:style-name="gr25" draw:text-style-name="P9" draw:layer="layout" svg:width="1.572cm" svg:height="2.281cm" svg:x="11.178cm" svg:y="15.4cm">
          <draw:text-box>
            <text:p><text:span text:style-name="T1">③</text:span></text:p>
          </draw:text-box>
        </draw:frame>
        <draw:line draw:style-name="gr18" draw:text-style-name="P7" draw:layer="layout" svg:x1="16.6cm" svg:y1="10.45cm" svg:x2="7.7cm" svg:y2="19.95cm">
          <text:p/>
        </draw:line>
        <draw:line draw:style-name="gr17" draw:text-style-name="P7" draw:layer="layout" svg:x1="14cm" svg:y1="18.5cm" svg:x2="8.65cm" svg:y2="20.75cm">
          <text:p/>
        </draw:line>
        <draw:frame draw:style-name="gr25" draw:text-style-name="P9" draw:layer="layout" svg:width="1.572cm" svg:height="2.281cm" svg:x="4.55cm" svg:y="16.55cm">
          <draw:text-box>
            <text:p><text:span text:style-name="T1">⑦</text:span></text:p>
          </draw:text-box>
        </draw:frame>
        <draw:line draw:style-name="gr18" draw:text-style-name="P7" draw:layer="layout" svg:x1="16.65cm" svg:y1="10.4cm" svg:x2="7.75cm" svg:y2="19.9cm">
          <text:p/>
        </draw:line>
        <draw:frame draw:style-name="gr25" draw:text-style-name="P9" draw:layer="layout" svg:width="1.572cm" svg:height="2.281cm" svg:x="7.378cm" svg:y="14.569cm">
          <draw:text-box>
            <text:p><text:span text:style-name="T1">⑤</text:span></text:p>
          </draw:text-box>
        </draw:frame>
        <draw:line draw:style-name="gr18" draw:text-style-name="P7" draw:layer="layout" svg:x1="16.65cm" svg:y1="10.4cm" svg:x2="7.75cm" svg:y2="19.9cm">
          <text:p/>
        </draw:line>
        <draw:frame draw:style-name="gr25" draw:text-style-name="P9" draw:layer="layout" svg:width="1.572cm" svg:height="2.281cm" svg:x="11.4cm" svg:y="19.75cm">
          <draw:text-box>
            <text:p><text:span text:style-name="T1">④</text:span></text:p>
          </draw:text-box>
        </draw:frame>
        <draw:line draw:style-name="gr18" draw:text-style-name="P7" draw:layer="layout" svg:x1="16.65cm" svg:y1="10.4cm" svg:x2="7.75cm" svg:y2="19.9cm">
          <text:p/>
        </draw:line>
        <draw:frame draw:style-name="gr25" draw:text-style-name="P9" draw:layer="layout" svg:width="1.572cm" svg:height="2.281cm" svg:x="1.3cm" svg:y="12.7cm">
          <draw:text-box>
            <text:p><text:span text:style-name="T1">⑥</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JP Regular" svg:font-family="'Noto Sans CJK JP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 CJK JP Regular" style:font-size-asian="24pt" style:language-asian="ja" style:country-asian="JP" style:font-name-complex="Noto Sans CJK JP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Regular" style:font-family-asian="'Noto Sans CJK JP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8-26T13:12:51.950525786</meta:creation-date>
    <dc:date>2019-08-26T13:42:27.523883478</dc:date>
    <meta:editing-duration>PT8M10S</meta:editing-duration>
    <meta:editing-cycles>1</meta:editing-cycles>
    <meta:document-statistic meta:object-count="62"/>
    <meta:generator>LibreOffice/6.0.7.3$Linux_X86_64 LibreOffice_project/00m0$Build-3</meta:generator>
  </office:meta>
</office:document-meta>
</file>